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First_20_Page">
      <style:paragraph-properties style:page-number="auto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Header">
      <style:text-properties officeooo:rsid="0012b53b" officeooo:paragraph-rsid="001388f8"/>
    </style:style>
    <style:style style:name="T1" style:family="text">
      <style:text-properties fo:color="#888888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1388f8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 ryg,<text:line-break/><text:line-break/>I am reading through your half-edge series on your blog, and have found<text:line-break/>it very useful so far. Thank you for writing all of this up.<text:line-break/><text:line-break/>I notice that you haven't gotten round to writing up the extrusion or<text:line-break/>subdivision posts, but I was wondering whether you could just give a<text:line-break/>very brief outline (or some links) about these topics?<text:line-break/><text:line-break/>Cheers.</text:p>
      <text:p text:style-name="Standard">Cheng Sun</text:p>
      <text:p text:style-name="Standard"/>
      <text:p text:style-name="P1">Hi Paul Falstad,<text:line-break/><text:line-break/>I have been reading the source code for your Ripple tank simulation, and I was wondering whether you could briefly explain the mathematics / link me to an explanation of the mathematics of simulating such wave behaviour using a grid-based approximation?</text:p>
      <text:p text:style-name="Standard"/>
      <text:p text:style-name="Standard">Some more specific questions I had...</text:p>
      <text:p text:style-name="Standard"/>
      <text:p text:style-name="Standard">I see that the key code calculates a "basis" based on neighbours, and then calculates the new data point based on this and a scaling factor of sin theta and cos theta (what you call scaleo and sinth). What are the mathematical principles behind this?<text:line-break/>Why is there an imaginary component to each grid point and what does this represent?<text:line-break/>What allows you to update each grid point in place, what trick is employed so that you don't need to write to a separate "new" grid which gets copied in at the end?</text:p>
      <text:p text:style-name="P3">What does the comment that is in the code mean, when it says "rotating the point (func[gi], funci[gi]) an angle tadd about the point (basis, 0)"?</text:p>
      <text:p text:style-name="P3">Thank you so much for taking the time to read this. It'd be much appreciated if you could resolve my queries.<text:line-break/><text:line-break/>Cheers,<text:line-break/>Che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b53b" officeooo:paragraph-rsid="001388f8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size="16pt" fo:font-weight="bold" officeooo:rsid="001388f8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mail to </text:span><text:span text:style-name="MT2">Paul Falstad</text:span><text:tab/><text:tab/>25/1/13</text:p>
      </style:header>
    </style:master-page>
    <style:master-page style:name="First_20_Page" style:display-name="First Page" style:page-layout-name="Mpm1" style:next-style-name="Standard">
      <style:header>
        <text:p text:style-name="MP1"><text:span text:style-name="MT1">Email to Fabian “ryg” Giesen</text:span><text:tab/><text:tab/>25/1/13</text:p>
      </style:head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5:17:02.145573267</meta:creation-date>
    <dc:date>2013-10-08T15:21:50.841555536</dc:date>
    <meta:editing-duration>PT3M24S</meta:editing-duration>
    <meta:editing-cycles>3</meta:editing-cycles>
    <meta:generator>LibreOffice/4.1.2.3$Linux_X86_64 LibreOffice_project/410m0$Build-3</meta:generator>
    <meta:document-statistic meta:table-count="0" meta:image-count="0" meta:object-count="0" meta:page-count="2" meta:paragraph-count="9" meta:word-count="268" meta:character-count="1498" meta:non-whitespace-character-count="1232"/>
  </office:meta>
</office:document-meta>
</file>